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Reader.read( MimeMessage mi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oapReader.parseHeaders( SoapMessage message , Element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apReader.parseHeaders( SoapMessage message , XMLStream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apReader.readSoapUsingStax( InputStream i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oapReader.read( InputStream is , String cont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apReader.read( InputStream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apReader.readSoapUsingDom( InputStream i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oapReader.getDetailsAsSource( Element par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apReader.readFaultUsingDom( Element elemen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SoapReader.startsWithCaseInsensitive( String s1 , String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Reader.readFaultUsingStax( XMLStream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apReader.SoapReader( Soap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Reader.checkElementName( Element element , QName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